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a0d" officeooo:paragraph-rsid="000ada0d"/>
    </style:style>
    <style:style style:name="P2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3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4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5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6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7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8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P9" style:family="paragraph" style:parent-style-name="Standard">
      <style:text-properties style:text-underline-style="none" officeooo:rsid="000ada0d" officeooo:paragraph-rsid="0009f345"/>
    </style:style>
    <style:style style:name="P10" style:family="paragraph" style:parent-style-name="Standard">
      <style:text-properties style:text-underline-style="none" fo:font-weight="normal" officeooo:rsid="000ada0d" officeooo:paragraph-rsid="000ada0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d1ce" officeooo:paragraph-rsid="000cd1ce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d89f0" officeooo:paragraph-rsid="000d89f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d89f0" officeooo:paragraph-rsid="000d89f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00781" officeooo:paragraph-rsid="0010078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131f0" officeooo:paragraph-rsid="001131f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27a46" officeooo:paragraph-rsid="0011e42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27a46" officeooo:paragraph-rsid="00127a46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2.0374in"/>
        </style:tab-stops>
      </style:paragraph-properties>
      <style:text-properties officeooo:rsid="0009f345" officeooo:paragraph-rsid="0009f345"/>
    </style:style>
    <style:style style:name="T1" style:family="text">
      <style:text-properties officeooo:rsid="000a7e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7e4a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e58e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F: o Código de Defesa do Consumidor alcança as instituições financeiras. <text:span text:style-name="T1">Ademais, aplica-se também aos casos de indenização por danos morais e materiais por </text:span><text:span text:style-name="T3">má prestação de serviço em transporte aéreo.</text:span></text:p>
      <text:p text:style-name="P9"/>
      <text:p text:style-name="P1"><text:span text:style-name="T2">STF, SV 28: é </text:span><text:span text:style-name="T4">inconstitucional</text:span><text:span text:style-name="T5"> a exigência de depósito prévio como requisito de admissibilidade de ação judicial na qual se pretenda discutir a exigibilidade de crédito tributário.</text:span></text:p>
      <text:p text:style-name="P10"/>
      <text:p text:style-name="P2"><text:span text:style-name="T2">Duplo grau de jurisdição</text:span><text:span text:style-name="T5"> → </text:span><text:span text:style-name="T2">não</text:span><text:span text:style-name="T5"> há previsão na CF, mas sim na Conveção Americana de Direitos Humanos.</text:span></text:p>
      <text:p text:style-name="P11"/>
      <text:p text:style-name="P3"><text:span text:style-name="T5">STF: </text:span><text:span text:style-name="T2">não</text:span><text:span text:style-name="T5"> cabe invocar direito adquirido </text:span><text:span text:style-name="T6">frente a</text:span><text:span text:style-name="T5">:</text:span></text:p>
      <text:list xml:id="list3582292383" text:style-name="L1">
        <text:list-item>
          <text:p text:style-name="P12">normas constitucionais originárias;</text:p>
        </text:list-item>
        <text:list-item>
          <text:p text:style-name="P12">mudança do padrão da moeda;</text:p>
        </text:list-item>
        <text:list-item>
          <text:p text:style-name="P12">criação ou aumento de tributos;</text:p>
        </text:list-item>
        <text:list-item>
          <text:p text:style-name="P12">mudança de regime estatutário.</text:p>
        </text:list-item>
      </text:list>
      <text:p text:style-name="P13"/>
      <text:p text:style-name="P4"><text:span text:style-name="T5">STF: a competência do </text:span><text:span text:style-name="T2">tribunal do júri</text:span><text:span text:style-name="T5"> </text:span><text:span text:style-name="T2">não</text:span><text:span text:style-name="T5"> pode ser afastada por lei estadual nem usurpada por vara criminal especializada, sendo </text:span><text:span text:style-name="T2">vedada</text:span><text:span text:style-name="T5"> a alteração da forma de sua composição, que deve ser definida em lei </text:span><text:span text:style-name="T2">nacional</text:span><text:span text:style-name="T5">.</text:span></text:p>
      <text:p text:style-name="P14"/>
      <text:p text:style-name="P5"><text:span text:style-name="T5">STF: a competência para o processo e julgamento de </text:span><text:span text:style-name="T2">latrocínio</text:span><text:span text:style-name="T5"> é do </text:span><text:span text:style-name="T2">juiz singular</text:span><text:span text:style-name="T5">, e não do tribunal do júri.</text:span></text:p>
      <text:p text:style-name="P15"/>
      <text:p text:style-name="P6"><text:span text:style-name="T5">Foro por prerrogativa de função que decorra da </text:span><text:span text:style-name="T2">CF</text:span><text:span text:style-name="T5"> </text:span><text:span text:style-name="T2">prevalece</text:span><text:span text:style-name="T5"> sobre o tribunal do júri.</text:span></text:p>
      <text:p text:style-name="P6"><text:span text:style-name="T5">Tribunal do júri </text:span><text:span text:style-name="T2">prevalece</text:span><text:span text:style-name="T5"> sobre foro por prerrogativa de função previsto </text:span><text:span text:style-name="T2">exclusivamente</text:span><text:span text:style-name="T5"> </text:span><text:span text:style-name="T2">em constituição estadual</text:span><text:span text:style-name="T5">.</text:span></text:p>
      <text:p text:style-name="P16"/>
      <text:p text:style-name="P7"><text:span text:style-name="T5">É possível recorrer das decisões do tribunal do júri caso elas sejam </text:span><text:span text:style-name="T2">manifestamente contrárias à prova dos autos</text:span><text:span text:style-name="T5">.</text:span></text:p>
      <text:p text:style-name="P17"/>
      <text:p text:style-name="P8"><text:span text:style-name="T5">Lei </text:span><text:span text:style-name="T2">ordinária</text:span><text:span text:style-name="T5"> pode ampliar a competência do tribunal do jú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8:53:41.236000000</meta:creation-date>
    <dc:date>2018-06-19T10:41:44.927000000</dc:date>
    <meta:editing-duration>PT45M26S</meta:editing-duration>
    <meta:editing-cycles>1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4" meta:word-count="219" meta:character-count="1355" meta:non-whitespace-character-count="1154"/>
  </office:meta>
</office:document-meta>
</file>